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style:text-position="super 66.6%"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style:text-position="super 66.6%"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Lienhypertexte" style:family="text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Lienhypertexte" style:family="text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T34" style:parent-style-name="Lienhypertexte" style:family="text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Lienhypertexte" style:family="text">
      <style:text-properties fo:language="en" fo:country="US"/>
    </style:style>
    <style:style style:name="T40" style:parent-style-name="Policepardéfaut" style:family="text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Lienhypertexte" style:family="text">
      <style:text-properties fo:language="en" fo:country="US"/>
    </style:style>
    <style:style style:name="T47" style:parent-style-name="Policepardéfaut" style:family="text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Lienhypertexte" style:family="text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T59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Martin Luther King day : Monday 15th January 2024</text:p>
      <text:p text:style-name="P2"/>
      <text:p text:style-name="Standard"><text:span text:style-name="T3"><text:s/></text:span><text:span text:style-name="T4">The date chosen is the date he was born (15</text:span><text:span text:style-name="T5">th</text:span><text:span text:style-name="T6"><text:s/>January) and the date he received the Nobel Peace Prize. He is usually celebrated on the third Monday of January or the date the nearest to the 15</text:span><text:span text:style-name="T7">th</text:span><text:span text:style-name="T8"><text:s/>January.</text:span></text:p>
      <text:p text:style-name="P9"/>
      <text:p text:style-name="P10">Still I Rise by Maya Angelou</text:p>
      <text:p text:style-name="Standard"><text:a xlink:href="https://www.youtube.com/watch?v=qviM_GnJbOM" office:target-frame-name="_top" xlink:show="replace"><text:span text:style-name="T11">https://www.yout</text:span><text:bookmark-start text:name="_Hlt163142946"/><text:bookmark-start text:name="_Hlt163142947"/><text:span text:style-name="T12">u</text:span><text:bookmark-end text:name="_Hlt163142946"/><text:bookmark-end text:name="_Hlt163142947"/><text:span text:style-name="T13">be.com/watch?v=qviM_GnJbOM</text:span></text:a></text:p>
      <text:p text:style-name="Standard"><text:a xlink:href="https://www.poetryfoundation.org/poems/46446/still-i-rise" office:target-frame-name="_top" xlink:show="replace"><text:span text:style-name="T14">https://www.poetryfoundation.org/poems/46446/still-i-rise</text:span></text:a><text:span text:style-name="T15"><text:s text:c="2"/></text:span></text:p>
      <text:p text:style-name="P16"/>
      <text:p text:style-name="P17">repetation of I rise at the end =&gt; ref to ihave a dream of Luther King</text:p>
      <text:p text:style-name="P18"/>
      <text:p text:style-name="P19">One Today by Richard Blanco</text:p>
      <text:p text:style-name="Standard"><text:a xlink:href="https://www.youtube.com/watch?v=QNx6f5Vz44U" office:target-frame-name="_top" xlink:show="replace"><text:span text:style-name="T20">https://www.youtube.com/watch?v=QNx6f5Vz44U</text:span></text:a></text:p>
      <text:p text:style-name="Standard"><text:a xlink:href="https://poets.org/poem/one-today" office:target-frame-name="_top" xlink:show="replace"><text:span text:style-name="T21">https://poets.org/poem/one-today</text:span></text:a><text:span text:style-name="T22"><text:s/></text:span></text:p>
      <text:p text:style-name="P23"/>
      <text:p text:style-name="P24"/>
      <text:p text:style-name="P25">Microwave Popcorn by Harmony Holiday</text:p>
      <text:p text:style-name="Standard"><text:a xlink:href="https://poets.org/poem/microwave-popcorn" office:target-frame-name="_top" xlink:show="replace"><text:span text:style-name="T26">https://poets.org/poem/microwa</text:span><text:bookmark-start text:name="_Hlt163143025"/><text:bookmark-start text:name="_Hlt163143026"/><text:span text:style-name="T27">v</text:span><text:bookmark-end text:name="_Hlt163143025"/><text:bookmark-end text:name="_Hlt163143026"/><text:span text:style-name="T28">e-popc</text:span><text:bookmark-start text:name="_Hlt163143030"/><text:bookmark-start text:name="_Hlt163143031"/><text:span text:style-name="T29">o</text:span><text:bookmark-end text:name="_Hlt163143030"/><text:bookmark-end text:name="_Hlt163143031"/><text:span text:style-name="T30">rn</text:span></text:a><text:span text:style-name="T31"><text:s text:c="2"/></text:span></text:p>
      <text:p text:style-name="P32"/>
      <text:p text:style-name="P33">Shafro by Terrance Hayes.</text:p>
      <text:p text:style-name="Standard"><text:a xlink:href="https://poets.org/poem/shafro" office:target-frame-name="_top" xlink:show="replace"><text:span text:style-name="T34">https://poets.org/poem/shafro</text:span></text:a></text:p>
      <text:p text:style-name="P35"/>
      <text:p text:style-name="P36"/>
      <text:p text:style-name="P37">Dream Variations by Langston Hughes</text:p>
      <text:p text:style-name="Standard"><text:a xlink:href="https://www.youtube.com/watch?v=eu-4IcmvwZY" office:target-frame-name="_top" xlink:show="replace"><text:span text:style-name="T38">https://www.youtube.com/watch?v=eu-4IcmvwZY</text:span></text:a></text:p>
      <text:p text:style-name="Standard"><text:a xlink:href="https://poets.org/poem/dream-variations" office:target-frame-name="_top" xlink:show="replace"><text:span text:style-name="T39">https://poets.org/poem/dream-variations</text:span></text:a><text:span text:style-name="T40"><text:s/></text:span></text:p>
      <text:p text:style-name="P41"/>
      <text:p text:style-name="P42">express dreams of someone happy</text:p>
      <text:p text:style-name="P43"/>
      <text:p text:style-name="P44">I, Too by Langston Hughes</text:p>
      <text:p text:style-name="Standard"><text:a xlink:href="https://www.youtube.com/watch?v=oiCWngPt-L4" office:target-frame-name="_top" xlink:show="replace"><text:span text:style-name="T45">https://www.youtube.com/watch?v=oiCWngPt-L4</text:span></text:a></text:p>
      <text:p text:style-name="Standard"><text:a xlink:href="https://poets.org/poem/i-too" office:target-frame-name="_top" xlink:show="replace"><text:span text:style-name="T46">https://poets.org/poem/i-too</text:span></text:a><text:span text:style-name="T47"><text:s/></text:span></text:p>
      <text:p text:style-name="P48"/>
      <text:p text:style-name="P49">He says that he will fight against any order from white people</text:p>
      <text:p text:style-name="P50"/>
      <text:p text:style-name="P51"/>
      <text:p text:style-name="P52">Won't you celebrate with me by Lucille Clifton.</text:p>
      <text:p text:style-name="Standard"><text:a xlink:href="https://www.youtube.com/watch?v=rbAhcjatV28" office:target-frame-name="_top" xlink:show="replace"><text:span text:style-name="T53">https://www.youtube.com/watch?v=rbAhcjatV28</text:span></text:a></text:p>
      <text:p text:style-name="Standard"><text:a xlink:href="https://poets.org/poem/wont-you-celebrate-me" office:target-frame-name="_top" xlink:show="replace"><text:span text:style-name="T54">https://poets.org/poem/wont-you-celebrate-me</text:span></text:a><text:span text:style-name="T55"><text:s/></text:span></text:p>
      <text:p text:style-name="P56"/>
      <text:p text:style-name="P57"/>
      <text:p text:style-name="P58"/>
      <text:p text:style-name="Standard"><text:span text:style-name="T59">Everyone still remember how hard it was and all are saying that even if their conditions where horrible they were still fighting and will be for ev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Vial</dc:creator>
    <meta:creation-date>2024-03-09T17:06:00Z</meta:creation-date>
    <dc:date>2024-04-04T15:57:00Z</dc:date>
    <meta:template xlink:href="Normal.dotm" xlink:type="simple"/>
    <meta:editing-cycles>12</meta:editing-cycles>
    <meta:editing-duration>PT8160S</meta:editing-duration>
    <meta:document-statistic meta:page-count="1" meta:paragraph-count="4" meta:word-count="309" meta:character-count="2007" meta:row-count="14" meta:non-whitespace-character-count="1702"/>
  </office:meta>
</office:document-meta>
</file>